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21:35:13.737940087</meta:creation-date>
    <dc:date>2026-02-11T16:20:38.855424436</dc:date>
    <meta:editing-duration>PT59M2S</meta:editing-duration>
    <meta:editing-cycles>35</meta:editing-cycles>
    <meta:generator>Collabora_Office/25.04.9.1$Linux_X86_64 LibreOffice_project/111085e71f3b7f26ab13b5333fa8758dac6e886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